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66cc" draw:textarea-horizontal-align="justify" draw:textarea-vertical-align="middle" draw:auto-grow-height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cm"/>
    </style:style>
    <style:style style:name="gr7" style:family="graphic" style:parent-style-name="objectwithoutfill">
      <style:graphic-properties draw:marker-end="Arrow" draw:marker-end-width="0.203cm" draw:fill="none" draw:textarea-vertical-align="middle"/>
    </style:style>
    <style:style style:name="gr8" style:family="graphic" style:parent-style-name="measure" style:list-style-name="L1">
      <style:graphic-properties draw:textarea-vertical-align="middle" draw:line-distance="0.408cm"/>
    </style:style>
    <style:style style:name="gr9" style:family="graphic" style:parent-style-name="measure" style:list-style-name="L1">
      <style:graphic-properties draw:textarea-vertical-align="middle" draw:line-distance="0.442cm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08cm" svg:height="0.635cm" svg:x="4.148cm" svg:y="1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0.635cm" svg:x="1.354cm" svg:y="1.0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0.254cm" svg:height="0.635cm" svg:x="1.1cm" svg:y="1.089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16.256cm" svg:height="0.635cm" svg:x="1.1cm" svg:y="1.08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.354cm" svg:y1="1.089cm" svg:x2="1.354cm" svg:y2="1.724cm">
            <text:p/>
          </draw:line>
          <draw:line draw:style-name="gr5" draw:text-style-name="P1" draw:layer="layout" svg:x1="1.608cm" svg:y1="1.089cm" svg:x2="1.608cm" svg:y2="1.724cm">
            <text:p/>
          </draw:line>
          <draw:line draw:style-name="gr5" draw:text-style-name="P1" draw:layer="layout" svg:x1="1.862cm" svg:y1="1.089cm" svg:x2="1.862cm" svg:y2="1.724cm">
            <text:p/>
          </draw:line>
          <draw:line draw:style-name="gr5" draw:text-style-name="P1" draw:layer="layout" svg:x1="2.116cm" svg:y1="1.089cm" svg:x2="2.116cm" svg:y2="1.724cm">
            <text:p/>
          </draw:line>
          <draw:line draw:style-name="gr5" draw:text-style-name="P1" draw:layer="layout" svg:x1="2.37cm" svg:y1="1.089cm" svg:x2="2.37cm" svg:y2="1.724cm">
            <text:p/>
          </draw:line>
          <draw:line draw:style-name="gr5" draw:text-style-name="P1" draw:layer="layout" svg:x1="2.624cm" svg:y1="1.089cm" svg:x2="2.624cm" svg:y2="1.724cm">
            <text:p/>
          </draw:line>
          <draw:line draw:style-name="gr5" draw:text-style-name="P1" draw:layer="layout" svg:x1="2.878cm" svg:y1="1.089cm" svg:x2="2.878cm" svg:y2="1.724cm">
            <text:p/>
          </draw:line>
          <draw:line draw:style-name="gr5" draw:text-style-name="P1" draw:layer="layout" svg:x1="3.132cm" svg:y1="1.089cm" svg:x2="3.132cm" svg:y2="1.724cm">
            <text:p/>
          </draw:line>
          <draw:line draw:style-name="gr5" draw:text-style-name="P1" draw:layer="layout" svg:x1="3.386cm" svg:y1="1.089cm" svg:x2="3.386cm" svg:y2="1.724cm">
            <text:p/>
          </draw:line>
          <draw:line draw:style-name="gr5" draw:text-style-name="P1" draw:layer="layout" svg:x1="3.64cm" svg:y1="1.089cm" svg:x2="3.64cm" svg:y2="1.724cm">
            <text:p/>
          </draw:line>
          <draw:line draw:style-name="gr5" draw:text-style-name="P1" draw:layer="layout" svg:x1="3.894cm" svg:y1="1.089cm" svg:x2="3.894cm" svg:y2="1.724cm">
            <text:p/>
          </draw:line>
          <draw:line draw:style-name="gr5" draw:text-style-name="P1" draw:layer="layout" svg:x1="4.148cm" svg:y1="1.089cm" svg:x2="4.148cm" svg:y2="1.724cm">
            <text:p/>
          </draw:line>
          <draw:line draw:style-name="gr5" draw:text-style-name="P1" draw:layer="layout" svg:x1="4.148cm" svg:y1="1.089cm" svg:x2="4.148cm" svg:y2="1.724cm">
            <text:p/>
          </draw:line>
          <draw:line draw:style-name="gr5" draw:text-style-name="P1" draw:layer="layout" svg:x1="4.402cm" svg:y1="1.089cm" svg:x2="4.402cm" svg:y2="1.724cm">
            <text:p/>
          </draw:line>
          <draw:line draw:style-name="gr5" draw:text-style-name="P1" draw:layer="layout" svg:x1="4.656cm" svg:y1="1.089cm" svg:x2="4.656cm" svg:y2="1.724cm">
            <text:p/>
          </draw:line>
          <draw:line draw:style-name="gr5" draw:text-style-name="P1" draw:layer="layout" svg:x1="4.91cm" svg:y1="1.089cm" svg:x2="4.91cm" svg:y2="1.724cm">
            <text:p/>
          </draw:line>
          <draw:line draw:style-name="gr5" draw:text-style-name="P1" draw:layer="layout" svg:x1="5.164cm" svg:y1="1.089cm" svg:x2="5.164cm" svg:y2="1.724cm">
            <text:p/>
          </draw:line>
          <draw:line draw:style-name="gr5" draw:text-style-name="P1" draw:layer="layout" svg:x1="5.418cm" svg:y1="1.089cm" svg:x2="5.418cm" svg:y2="1.724cm">
            <text:p/>
          </draw:line>
          <draw:line draw:style-name="gr5" draw:text-style-name="P1" draw:layer="layout" svg:x1="5.672cm" svg:y1="1.089cm" svg:x2="5.672cm" svg:y2="1.724cm">
            <text:p/>
          </draw:line>
          <draw:line draw:style-name="gr5" draw:text-style-name="P1" draw:layer="layout" svg:x1="5.926cm" svg:y1="1.089cm" svg:x2="5.926cm" svg:y2="1.724cm">
            <text:p/>
          </draw:line>
          <draw:line draw:style-name="gr5" draw:text-style-name="P1" draw:layer="layout" svg:x1="6.18cm" svg:y1="1.089cm" svg:x2="6.18cm" svg:y2="1.724cm">
            <text:p/>
          </draw:line>
          <draw:line draw:style-name="gr5" draw:text-style-name="P1" draw:layer="layout" svg:x1="6.434cm" svg:y1="1.089cm" svg:x2="6.434cm" svg:y2="1.724cm">
            <text:p/>
          </draw:line>
          <draw:line draw:style-name="gr5" draw:text-style-name="P1" draw:layer="layout" svg:x1="6.688cm" svg:y1="1.089cm" svg:x2="6.688cm" svg:y2="1.724cm">
            <text:p/>
          </draw:line>
          <draw:line draw:style-name="gr5" draw:text-style-name="P1" draw:layer="layout" svg:x1="6.942cm" svg:y1="1.089cm" svg:x2="6.942cm" svg:y2="1.724cm">
            <text:p/>
          </draw:line>
          <draw:line draw:style-name="gr5" draw:text-style-name="P1" draw:layer="layout" svg:x1="7.196cm" svg:y1="1.089cm" svg:x2="7.196cm" svg:y2="1.724cm">
            <text:p/>
          </draw:line>
          <draw:line draw:style-name="gr5" draw:text-style-name="P1" draw:layer="layout" svg:x1="7.45cm" svg:y1="1.089cm" svg:x2="7.45cm" svg:y2="1.724cm">
            <text:p/>
          </draw:line>
          <draw:line draw:style-name="gr5" draw:text-style-name="P1" draw:layer="layout" svg:x1="7.704cm" svg:y1="1.089cm" svg:x2="7.704cm" svg:y2="1.724cm">
            <text:p/>
          </draw:line>
          <draw:line draw:style-name="gr5" draw:text-style-name="P1" draw:layer="layout" svg:x1="7.958cm" svg:y1="1.089cm" svg:x2="7.958cm" svg:y2="1.724cm">
            <text:p/>
          </draw:line>
          <draw:line draw:style-name="gr5" draw:text-style-name="P1" draw:layer="layout" svg:x1="1.354cm" svg:y1="1.09cm" svg:x2="1.354cm" svg:y2="1.725cm">
            <text:p/>
          </draw:line>
          <draw:line draw:style-name="gr5" draw:text-style-name="P1" draw:layer="layout" svg:x1="8.212cm" svg:y1="1.089cm" svg:x2="8.212cm" svg:y2="1.724cm">
            <text:p/>
          </draw:line>
          <draw:line draw:style-name="gr5" draw:text-style-name="P1" draw:layer="layout" svg:x1="8.466cm" svg:y1="1.089cm" svg:x2="8.466cm" svg:y2="1.724cm">
            <text:p/>
          </draw:line>
          <draw:line draw:style-name="gr5" draw:text-style-name="P1" draw:layer="layout" svg:x1="8.72cm" svg:y1="1.089cm" svg:x2="8.72cm" svg:y2="1.724cm">
            <text:p/>
          </draw:line>
          <draw:line draw:style-name="gr5" draw:text-style-name="P1" draw:layer="layout" svg:x1="8.974cm" svg:y1="1.089cm" svg:x2="8.974cm" svg:y2="1.724cm">
            <text:p/>
          </draw:line>
          <draw:line draw:style-name="gr5" draw:text-style-name="P1" draw:layer="layout" svg:x1="9.228cm" svg:y1="1.089cm" svg:x2="9.228cm" svg:y2="1.724cm">
            <text:p/>
          </draw:line>
          <draw:line draw:style-name="gr5" draw:text-style-name="P1" draw:layer="layout" svg:x1="9.482cm" svg:y1="1.089cm" svg:x2="9.482cm" svg:y2="1.724cm">
            <text:p/>
          </draw:line>
          <draw:line draw:style-name="gr5" draw:text-style-name="P1" draw:layer="layout" svg:x1="9.736cm" svg:y1="1.089cm" svg:x2="9.736cm" svg:y2="1.724cm">
            <text:p/>
          </draw:line>
          <draw:line draw:style-name="gr5" draw:text-style-name="P1" draw:layer="layout" svg:x1="9.99cm" svg:y1="1.089cm" svg:x2="9.99cm" svg:y2="1.724cm">
            <text:p/>
          </draw:line>
          <draw:line draw:style-name="gr5" draw:text-style-name="P1" draw:layer="layout" svg:x1="10.244cm" svg:y1="1.089cm" svg:x2="10.244cm" svg:y2="1.724cm">
            <text:p/>
          </draw:line>
          <draw:line draw:style-name="gr5" draw:text-style-name="P1" draw:layer="layout" svg:x1="10.498cm" svg:y1="1.089cm" svg:x2="10.498cm" svg:y2="1.724cm">
            <text:p/>
          </draw:line>
          <draw:line draw:style-name="gr5" draw:text-style-name="P1" draw:layer="layout" svg:x1="10.752cm" svg:y1="1.089cm" svg:x2="10.752cm" svg:y2="1.724cm">
            <text:p/>
          </draw:line>
          <draw:line draw:style-name="gr5" draw:text-style-name="P1" draw:layer="layout" svg:x1="11.006cm" svg:y1="1.089cm" svg:x2="11.006cm" svg:y2="1.724cm">
            <text:p/>
          </draw:line>
          <draw:line draw:style-name="gr5" draw:text-style-name="P1" draw:layer="layout" svg:x1="11.26cm" svg:y1="1.089cm" svg:x2="11.26cm" svg:y2="1.724cm">
            <text:p/>
          </draw:line>
          <draw:line draw:style-name="gr5" draw:text-style-name="P1" draw:layer="layout" svg:x1="11.514cm" svg:y1="1.089cm" svg:x2="11.514cm" svg:y2="1.724cm">
            <text:p/>
          </draw:line>
          <draw:line draw:style-name="gr5" draw:text-style-name="P1" draw:layer="layout" svg:x1="11.768cm" svg:y1="1.089cm" svg:x2="11.768cm" svg:y2="1.724cm">
            <text:p/>
          </draw:line>
          <draw:line draw:style-name="gr5" draw:text-style-name="P1" draw:layer="layout" svg:x1="12.022cm" svg:y1="1.089cm" svg:x2="12.022cm" svg:y2="1.724cm">
            <text:p/>
          </draw:line>
          <draw:line draw:style-name="gr5" draw:text-style-name="P1" draw:layer="layout" svg:x1="12.276cm" svg:y1="1.089cm" svg:x2="12.276cm" svg:y2="1.724cm">
            <text:p/>
          </draw:line>
          <draw:line draw:style-name="gr5" draw:text-style-name="P1" draw:layer="layout" svg:x1="12.53cm" svg:y1="1.089cm" svg:x2="12.53cm" svg:y2="1.724cm">
            <text:p/>
          </draw:line>
          <draw:line draw:style-name="gr5" draw:text-style-name="P1" draw:layer="layout" svg:x1="12.784cm" svg:y1="1.089cm" svg:x2="12.784cm" svg:y2="1.724cm">
            <text:p/>
          </draw:line>
          <draw:line draw:style-name="gr5" draw:text-style-name="P1" draw:layer="layout" svg:x1="13.038cm" svg:y1="1.089cm" svg:x2="13.038cm" svg:y2="1.724cm">
            <text:p/>
          </draw:line>
          <draw:line draw:style-name="gr5" draw:text-style-name="P1" draw:layer="layout" svg:x1="13.038cm" svg:y1="1.089cm" svg:x2="13.038cm" svg:y2="1.724cm">
            <text:p/>
          </draw:line>
          <draw:line draw:style-name="gr5" draw:text-style-name="P1" draw:layer="layout" svg:x1="13.292cm" svg:y1="1.089cm" svg:x2="13.292cm" svg:y2="1.724cm">
            <text:p/>
          </draw:line>
          <draw:line draw:style-name="gr5" draw:text-style-name="P1" draw:layer="layout" svg:x1="13.546cm" svg:y1="1.089cm" svg:x2="13.546cm" svg:y2="1.724cm">
            <text:p/>
          </draw:line>
          <draw:line draw:style-name="gr5" draw:text-style-name="P1" draw:layer="layout" svg:x1="13.8cm" svg:y1="1.089cm" svg:x2="13.8cm" svg:y2="1.724cm">
            <text:p/>
          </draw:line>
          <draw:line draw:style-name="gr5" draw:text-style-name="P1" draw:layer="layout" svg:x1="14.054cm" svg:y1="1.089cm" svg:x2="14.054cm" svg:y2="1.724cm">
            <text:p/>
          </draw:line>
          <draw:line draw:style-name="gr5" draw:text-style-name="P1" draw:layer="layout" svg:x1="14.308cm" svg:y1="1.089cm" svg:x2="14.308cm" svg:y2="1.724cm">
            <text:p/>
          </draw:line>
          <draw:line draw:style-name="gr5" draw:text-style-name="P1" draw:layer="layout" svg:x1="14.562cm" svg:y1="1.089cm" svg:x2="14.562cm" svg:y2="1.724cm">
            <text:p/>
          </draw:line>
          <draw:line draw:style-name="gr5" draw:text-style-name="P1" draw:layer="layout" svg:x1="14.816cm" svg:y1="1.089cm" svg:x2="14.816cm" svg:y2="1.724cm">
            <text:p/>
          </draw:line>
          <draw:line draw:style-name="gr5" draw:text-style-name="P1" draw:layer="layout" svg:x1="15.07cm" svg:y1="1.089cm" svg:x2="15.07cm" svg:y2="1.724cm">
            <text:p/>
          </draw:line>
          <draw:line draw:style-name="gr5" draw:text-style-name="P1" draw:layer="layout" svg:x1="15.324cm" svg:y1="1.089cm" svg:x2="15.324cm" svg:y2="1.724cm">
            <text:p/>
          </draw:line>
          <draw:line draw:style-name="gr5" draw:text-style-name="P1" draw:layer="layout" svg:x1="15.578cm" svg:y1="1.089cm" svg:x2="15.578cm" svg:y2="1.724cm">
            <text:p/>
          </draw:line>
          <draw:line draw:style-name="gr5" draw:text-style-name="P1" draw:layer="layout" svg:x1="15.832cm" svg:y1="1.089cm" svg:x2="15.832cm" svg:y2="1.724cm">
            <text:p/>
          </draw:line>
          <draw:line draw:style-name="gr5" draw:text-style-name="P1" draw:layer="layout" svg:x1="16.086cm" svg:y1="1.089cm" svg:x2="16.086cm" svg:y2="1.724cm">
            <text:p/>
          </draw:line>
          <draw:line draw:style-name="gr5" draw:text-style-name="P1" draw:layer="layout" svg:x1="10.244cm" svg:y1="1.09cm" svg:x2="10.244cm" svg:y2="1.725cm">
            <text:p/>
          </draw:line>
          <draw:line draw:style-name="gr5" draw:text-style-name="P1" draw:layer="layout" svg:x1="16.34cm" svg:y1="1.089cm" svg:x2="16.34cm" svg:y2="1.724cm">
            <text:p/>
          </draw:line>
          <draw:line draw:style-name="gr5" draw:text-style-name="P1" draw:layer="layout" svg:x1="16.594cm" svg:y1="1.089cm" svg:x2="16.594cm" svg:y2="1.724cm">
            <text:p/>
          </draw:line>
          <draw:line draw:style-name="gr5" draw:text-style-name="P1" draw:layer="layout" svg:x1="16.848cm" svg:y1="1.089cm" svg:x2="16.848cm" svg:y2="1.724cm">
            <text:p/>
          </draw:line>
          <draw:line draw:style-name="gr5" draw:text-style-name="P1" draw:layer="layout" svg:x1="17.102cm" svg:y1="1.089cm" svg:x2="17.102cm" svg:y2="1.724cm">
            <text:p/>
          </draw:line>
        </draw:g>
        <draw:frame draw:style-name="gr6" draw:text-style-name="P2" xml:id="id1" draw:id="id1" draw:layer="layout" svg:width="1.209cm" svg:height="0.645cm" svg:x="0cm" svg:y="0cm">
          <draw:text-box>
            <text:p><text:span text:style-name="T1">sign</text:span></text:p>
          </draw:text-box>
        </draw:frame>
        <draw:connector draw:style-name="gr7" draw:text-style-name="P1" draw:layer="layout" draw:type="curve" svg:x1="0.604cm" svg:y1="0.645cm" svg:x2="1.227cm" svg:y2="1.089cm" draw:start-shape="id1" draw:start-glue-point="2" draw:end-shape="id2" draw:end-glue-point="0" svg:d="m604 645c0 331 623 110 623 444" svg:viewBox="0 0 624 445">
          <text:p/>
        </draw:connector>
        <draw:measure draw:style-name="gr8" draw:text-style-name="P3" draw:layer="measurelines" svg:x1="1.335cm" svg:y1="1.17cm" svg:x2="4.129cm" svg:y2="1.17cm">
          <text:p text:style-name="P3"><text:span text:style-name="T1">exponent</text:span><text:span text:style-name="T1"><text:measure text:kind="gap"/></text:span></text:p>
        </draw:measure>
        <draw:measure draw:style-name="gr9" draw:text-style-name="P4" draw:layer="measurelines" svg:x1="4.154cm" svg:y1="1.201cm" svg:x2="17.359cm" svg:y2="1.239cm">
          <text:p text:style-name="P4"><text:span text:style-name="T1">mantissa</text:span></text:p>
        </draw:measure>
        <draw:frame draw:style-name="gr10" draw:text-style-name="P1" draw:layer="layout" svg:width="0.602cm" svg:height="0.445cm" svg:x="0.982cm" svg:y="1.92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0.6cm" svg:height="0.445cm" svg:x="3.723cm" svg:y="1.92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1" draw:layer="layout" svg:width="0.496cm" svg:height="0.445cm" svg:x="17.052cm" svg:y="1.92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oichi Kawai</meta:initial-creator>
    <meta:creation-date>2014-05-28T20:07:40.324930235</meta:creation-date>
    <dc:date>2014-05-28T20:38:57.093078314</dc:date>
    <dc:creator>Ryoichi Kawai</dc:creator>
    <meta:editing-duration>PT15M54S</meta:editing-duration>
    <meta:editing-cycles>2</meta:editing-cycles>
    <meta:generator>LibreOffice/4.1.5.3$Linux_X86_64 LibreOffice_project/410m0$Build-3</meta:generator>
    <meta:document-statistic meta:object-count="79"/>
  </office:meta>
</office:document-meta>
</file>

<file path=Object 1/content.xml><?xml version="1.0" encoding="utf-8"?>
<math xmlns="http://www.w3.org/1998/Math/MathML">
  <semantics>
    <mrow>
      <mstyle mathsize="10pt">
        <mrow>
          <mrow>
            <msub>
              <mi>b</mi>
              <mrow>
                <mn>63</mn>
              </mrow>
            </msub>
          </mrow>
        </mrow>
      </mstyle>
    </mrow>
    <annotation encoding="StarMath 5.0">size 10 {b_{63}}</annotation>
  </semantics>
</math>
</file>

<file path=Object 2/content.xml><?xml version="1.0" encoding="utf-8"?>
<math xmlns="http://www.w3.org/1998/Math/MathML">
  <semantics>
    <mrow>
      <mstyle mathsize="10pt">
        <mrow>
          <mrow>
            <msub>
              <mi>b</mi>
              <mrow>
                <mn>52</mn>
              </mrow>
            </msub>
          </mrow>
        </mrow>
      </mstyle>
    </mrow>
    <annotation encoding="StarMath 5.0">size 10 {b_{52}}</annotation>
  </semantics>
</math>
</file>

<file path=Object 3/content.xml><?xml version="1.0" encoding="utf-8"?>
<math xmlns="http://www.w3.org/1998/Math/MathML">
  <semantics>
    <mrow>
      <mstyle mathsize="10pt">
        <mrow>
          <mrow>
            <msub>
              <mi>b</mi>
              <mrow>
                <mn>0</mn>
              </mrow>
            </msub>
          </mrow>
        </mrow>
      </mstyle>
    </mrow>
    <annotation encoding="StarMath 5.0">size 10 {b_{0}}</annotation>
  </semantics>
</math>
</file>